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65c295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5c29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3"/>
        <table:table-column table:style-name="co2" table:number-columns-repeated="11" table:default-cell-style-name="Default"/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>
            <text:p>for (c = 0; c &lt; 10; c++){ <text:s text:c="2"/></text:p>
          </table:table-cell>
          <table:table-cell table:style-name="ce1"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senha[0] = c; 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<text:s text:c="3"/></text:p>
          </table:table-cell>
          <table:table-cell/>
          <table:table-cell table:style-name="ce1" office:value-type="string" calcext:value-type="string">
            <text:p>for (d = 0; d &lt; 10; d++){ <text:s text:c="3"/></text:p>
          </table:table-cell>
          <table:table-cell table:style-name="ce1"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senha[1] = d;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3"/></text:p>
          </table:table-cell>
          <table:table-cell table:style-name="Default"/>
          <table:table-cell table:style-name="ce1" office:value-type="string" calcext:value-type="string">
            <text:p>for (e = 0; e &lt; 10; e++){ <text:s text:c="3"/>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senha[2] = e;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" office:value-type="string" calcext:value-type="string">
            <text:p>for (f = 0; f &lt; 10; f++){ <text:s/>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Default" office:value-type="string" calcext:value-type="string">
            <text:p>senha[3] = f;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nha =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…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4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for (c = 0; c &lt; 5; c++){ <text:s text:c="2"/></text:p>
          </table:table-cell>
          <table:table-cell table:style-name="ce2" table:number-columns-repeated="2"/>
          <table:table-cell table:style-name="Default" table:number-columns-repeated="2"/>
          <table:table-cell table:number-columns-repeated="5"/>
          <table:table-cell table:style-name="ce2" office:value-type="string" calcext:value-type="string">
            <text:p>for (c = 5; c &lt; 10; c++){ <text:s text:c="2"/>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 office:value-type="string" calcext:value-type="string">
            <text:p>senha[0] = c; 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senha[0] = c;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<text:s text:c="3"/></text:p>
          </table:table-cell>
          <table:table-cell/>
          <table:table-cell table:style-name="ce1" office:value-type="string" calcext:value-type="string">
            <text:p>for (d = 0; d &lt; 10; d++){ <text:s text:c="3"/>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string" calcext:value-type="string">
            <text:p><text:s text:c="3"/></text:p>
          </table:table-cell>
          <table:table-cell/>
          <table:table-cell table:style-name="ce1" office:value-type="string" calcext:value-type="string">
            <text:p>for (d = 0; d &lt; 10; d++){ <text:s text:c="3"/>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senha[1] = d;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senha[1] = d;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3"/></text:p>
          </table:table-cell>
          <table:table-cell table:style-name="Default"/>
          <table:table-cell table:style-name="ce1" office:value-type="string" calcext:value-type="string">
            <text:p>for (e = 0; e &lt; 10; e++){ <text:s text:c="3"/></text:p>
          </table:table-cell>
          <table:table-cell table:style-name="ce1" table:number-columns-repeated="2"/>
          <table:table-cell table:number-columns-repeated="5"/>
          <table:table-cell office:value-type="string" calcext:value-type="string">
            <text:p><text:s text:c="3"/></text:p>
          </table:table-cell>
          <table:table-cell/>
          <table:table-cell table:style-name="ce1" office:value-type="string" calcext:value-type="string">
            <text:p>for (e = 0; e &lt; 10; e++){ <text:s text:c="3"/>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senha[2] = e;</text:p>
          </table:table-cell>
          <table:table-cell table:style-name="Default"/>
          <table:table-cell table:number-columns-repeated="8"/>
          <table:table-cell office:value-type="string" calcext:value-type="string">
            <text:p>senha[2] = e;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" office:value-type="string" calcext:value-type="string">
            <text:p>for (f = 0; f &lt; 10; f++){ <text:s/></text:p>
          </table:table-cell>
          <table:table-cell table:style-name="ce1" table:number-columns-repeated="2"/>
          <table:table-cell table:number-columns-repeated="7"/>
          <table:table-cell table:style-name="ce1" office:value-type="string" calcext:value-type="string">
            <text:p>for (f = 0; f &lt; 10; f++){ <text:s/></text:p>
          </table:table-cell>
          <table:table-cell table:style-name="ce1"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Default" office:value-type="string" calcext:value-type="string">
            <text:p>senha[3] = f;</text:p>
          </table:table-cell>
          <table:table-cell table:number-columns-repeated="9"/>
          <table:table-cell office:value-type="string" calcext:value-type="string">
            <text:p>senha[3] = f;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nha =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nha =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6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table:number-columns-repeated="6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…</text:p>
          </table:table-cell>
          <table:table-cell table:number-columns-repeated="6"/>
          <table:table-cell table:number-columns-repeated="4" table:style-name="ce3"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table:number-columns-repeated="4" table:style-name="ce3" office:value-type="float" office:value="9" calcext:value-type="float">
            <text:p>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7T08:58:55.697496591</meta:creation-date>
    <dc:date>2022-10-17T09:25:10.893229697</dc:date>
    <meta:editing-duration>PT4M13S</meta:editing-duration>
    <meta:editing-cycles>1</meta:editing-cycles>
    <meta:document-statistic meta:table-count="1" meta:cell-count="201" meta:object-count="0"/>
    <meta:generator>LibreOffice/6.0.7.3$Linux_X86_64 LibreOffice_project/00m0$Build-3</meta:generator>
  </office:meta>
</office:document-meta>
</file>